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800004A3800006C34E3D3F66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cm" table:align="center" style:may-break-between-rows="true"/>
    </style:style>
    <style:style style:name="Tabelle2.A" style:family="table-column">
      <style:table-column-properties style:column-width="2.568cm"/>
    </style:style>
    <style:style style:name="Tabelle2.B" style:family="table-column">
      <style:table-column-properties style:column-width="10.396cm"/>
    </style:style>
    <style:style style:name="Tabelle2.C" style:family="table-column">
      <style:table-column-properties style:column-width="3.036cm"/>
    </style:style>
    <style:style style:name="Tabelle2.1" style:family="table-row">
      <style:table-row-properties style:keep-together="false" fo:keep-together="always"/>
    </style:style>
    <style:style style:name="Tabelle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b3b3b3" fo:padding="0.097cm" fo:border="0.002cm solid #000000">
        <style:background-image/>
      </style:table-cell-properties>
    </style:style>
    <style:style style:name="Tabelle2.A2" style:family="table-cell" style:data-style-name="N100">
      <style:table-cell-properties fo:padding="0.097cm" fo:border-left="0.002cm solid #000000" fo:border-right="none" fo:border-top="none" fo:border-bottom="0.002cm solid #000000"/>
    </style:style>
    <style:style style:name="Tabelle2.C2" style:family="table-cell" style:data-style-name="N100">
      <style:table-cell-properties fo:padding="0.097cm" fo:border-left="0.002cm solid #000000" fo:border-right="0.002cm solid #000000" fo:border-top="none" fo:border-bottom="0.002cm solid #000000"/>
    </style:style>
    <style:style style:name="Tabulka1" style:family="table">
      <style:table-properties style:width="10.202cm" table:align="margins"/>
    </style:style>
    <style:style style:name="Tabulka1.A" style:family="table-column">
      <style:table-column-properties style:column-width="1.914cm" style:rel-column-width="12293*"/>
    </style:style>
    <style:style style:name="Tabulka1.B" style:family="table-column">
      <style:table-column-properties style:column-width="1cm" style:rel-column-width="6424*"/>
    </style:style>
    <style:style style:name="Tabulka1.I" style:family="table-column">
      <style:table-column-properties style:column-width="1.288cm" style:rel-column-width="8274*"/>
    </style:style>
    <style:style style:name="Tabulka1.A1" style:family="table-cell">
      <style:table-cell-properties fo:padding="0.097cm" fo:border-left="0.002cm solid #000000" fo:border-right="none" fo:border-top="0.002cm solid #000000" fo:border-bottom="0.002cm solid #000000"/>
    </style:style>
    <style:style style:name="Tabulka1.I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I2" style:family="table-cell">
      <style:table-cell-properties fo:padding="0.097cm" fo:border-left="0.002cm solid #000000" fo:border-right="0.002cm solid #000000" fo:border-top="none" fo:border-bottom="0.002cm solid #000000"/>
    </style:style>
    <style:style style:name="Tabelle3" style:family="table">
      <style:table-properties style:width="16cm" table:align="center" style:may-break-between-rows="true"/>
    </style:style>
    <style:style style:name="Tabelle3.A" style:family="table-column">
      <style:table-column-properties style:column-width="2.568cm"/>
    </style:style>
    <style:style style:name="Tabelle3.B" style:family="table-column">
      <style:table-column-properties style:column-width="10.396cm"/>
    </style:style>
    <style:style style:name="Tabelle3.C" style:family="table-column">
      <style:table-column-properties style:column-width="3.036cm"/>
    </style:style>
    <style:style style:name="Tabelle3.1" style:family="table-row">
      <style:table-row-properties style:keep-together="false" fo:keep-together="always"/>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3b3b3" fo:padding="0.097cm" fo:border="0.002cm solid #000000">
        <style:background-image/>
      </style:table-cell-properties>
    </style:style>
    <style:style style:name="Tabelle3.A2" style:family="table-cell" style:data-style-name="N100">
      <style:table-cell-properties fo:padding="0.097cm" fo:border-left="0.002cm solid #000000" fo:border-right="none" fo:border-top="none" fo:border-bottom="0.002cm solid #000000"/>
    </style:style>
    <style:style style:name="Tabelle3.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margin-left="1.506cm" fo:margin-right="0cm" fo:text-indent="-0.977cm" style:auto-text-indent="false">
        <style:tab-stops/>
      </style:paragraph-properties>
      <style:text-properties style:font-name="Arial"/>
    </style:style>
    <style:style style:name="P5" style:family="paragraph" style:parent-style-name="Standard">
      <style:paragraph-properties fo:margin-left="1.506cm" fo:margin-right="0cm" fo:text-indent="-0.977cm" style:auto-text-indent="false">
        <style:tab-stops/>
      </style:paragraph-properties>
      <style:text-properties style:font-name="Arial" fo:font-weight="bold" style:font-weight-asian="bold" style:font-weight-complex="bold"/>
    </style:style>
    <style:style style:name="P6" style:family="paragraph" style:parent-style-name="Standard">
      <style:paragraph-properties fo:margin-left="0cm" fo:margin-right="0cm" fo:text-indent="0cm" style:auto-text-indent="false">
        <style:tab-stops/>
      </style:paragraph-properties>
      <style:text-properties style:font-name="Arial"/>
    </style:style>
    <style:style style:name="P7" style:family="paragraph" style:parent-style-name="Standard">
      <style:paragraph-properties fo:margin-top="0cm" fo:margin-bottom="0.21cm" fo:background-color="transparent">
        <style:background-image/>
      </style:paragraph-properties>
      <style:text-properties style:font-name="Arial"/>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text-properties style:font-name="Arial" fo:background-color="#ffff00"/>
    </style:style>
    <style:style style:name="P11" style:family="paragraph" style:parent-style-name="Table_20_Contents">
      <style:text-properties style:font-name="Arial" fo:background-color="transparent"/>
    </style:style>
    <style:style style:name="P12" style:family="paragraph" style:parent-style-name="Table_20_Contents">
      <style:paragraph-properties>
        <style:tab-stops>
          <style:tab-stop style:position="0.997cm"/>
        </style:tab-stops>
      </style:paragraph-properties>
      <style:text-properties style:font-name="Arial" fo:background-color="transparent"/>
    </style:style>
    <style:style style:name="P13" style:family="paragraph" style:parent-style-name="Table_20_Contents">
      <style:paragraph-properties>
        <style:tab-stops>
          <style:tab-stop style:position="1.018cm"/>
        </style:tab-stops>
      </style:paragraph-properties>
      <style:text-properties style:font-name="Arial" fo:background-color="transparent"/>
    </style:style>
    <style:style style:name="P14" style:family="paragraph" style:parent-style-name="Table_20_Contents">
      <style:text-properties fo:color="#cccccc" style:font-name="Arial"/>
    </style:style>
    <style:style style:name="P15" style:family="paragraph" style:parent-style-name="Table_20_Contents">
      <style:paragraph-properties fo:margin-left="0.473cm" fo:margin-right="0.005cm" fo:text-indent="-0.427cm" style:auto-text-indent="false">
        <style:tab-stops/>
      </style:paragraph-properties>
    </style:style>
    <style:style style:name="P16" style:family="paragraph" style:parent-style-name="Table_20_Contents">
      <style:paragraph-properties fo:margin-left="0.473cm" fo:margin-right="0.005cm" fo:text-indent="-0.427cm" style:auto-text-indent="false">
        <style:tab-stops/>
      </style:paragraph-properties>
      <style:text-properties style:font-name="Arial"/>
    </style:style>
    <style:style style:name="P17" style:family="paragraph" style:parent-style-name="Table_20_Contents">
      <style:paragraph-properties fo:margin-left="1.023cm" fo:margin-right="0.005cm" fo:text-indent="-0.427cm" style:auto-text-indent="false">
        <style:tab-stops/>
      </style:paragraph-properties>
      <style:text-properties style:font-name="Arial"/>
    </style:style>
    <style:style style:name="P18" style:family="paragraph" style:parent-style-name="Table_20_Heading">
      <style:paragraph-properties fo:text-align="center" style:justify-single-word="false"/>
      <style:text-properties fo:color="#ffffff" style:font-name="Arial" fo:background-color="transparent"/>
    </style:style>
    <style:style style:name="P19" style:family="paragraph" style:parent-style-name="Text_20_body">
      <style:text-properties style:font-name="Arial"/>
    </style:style>
    <style:style style:name="P20" style:family="paragraph" style:parent-style-name="Table_20_Contents">
      <style:paragraph-properties fo:margin-left="1.023cm" fo:margin-right="0.005cm" fo:text-indent="-1.037cm" style:auto-text-indent="false">
        <style:tab-stops>
          <style:tab-stop style:position="0.997cm"/>
        </style:tab-stops>
      </style:paragraph-properties>
      <style:text-properties style:font-name="Arial"/>
    </style:style>
    <style:style style:name="P21" style:family="paragraph" style:parent-style-name="Table_20_Contents">
      <style:paragraph-properties fo:margin-left="1.023cm" fo:margin-right="0.005cm" fo:text-indent="-1.037cm" style:auto-text-indent="false">
        <style:tab-stops>
          <style:tab-stop style:position="0.997cm"/>
        </style:tab-stops>
      </style:paragraph-properties>
      <style:text-properties style:text-position="0% 100%" style:font-name="Arial" fo:background-color="transparent"/>
    </style:style>
    <style:style style:name="P22" style:family="paragraph" style:parent-style-name="Standard">
      <style:text-properties style:font-name="Arial"/>
    </style:style>
    <style:style style:name="P23" style:family="paragraph" style:parent-style-name="Standard" style:list-style-name="L2" style:master-page-name="">
      <style:paragraph-properties fo:margin-left="2.499cm" fo:margin-right="2.499cm" fo:margin-top="0cm" fo:margin-bottom="0.21cm" fo:text-indent="-0.64cm" style:auto-text-indent="false"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4" style:family="paragraph" style:parent-style-name="Standard" style:list-style-name="L2">
      <style:paragraph-properties fo:margin-left="2.499cm" fo:margin-right="2.499cm" fo:margin-top="0cm" fo:margin-bottom="0.21cm" fo:text-indent="-0.64cm" style:auto-text-indent="false"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5"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6" style:family="paragraph" style:parent-style-name="Standard" style:list-style-name="L3" style:master-page-name="">
      <style:paragraph-properties fo:margin-top="0cm" fo:margin-bottom="0.21cm" style:page-number="auto"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27"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style:style>
    <style:style style:name="P28"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tyle="normal" style:font-style-asian="normal" style:font-style-complex="normal"/>
    </style:style>
    <style:style style:name="P29" style:family="paragraph" style:parent-style-name="Standard" style:list-style-name="L3">
      <style:paragraph-properties fo:margin-top="0cm" fo:margin-bottom="0.21cm" fo:background-color="#cccccc" fo:padding="0.049cm" fo:border="0.035cm solid #000000" style:shadow="none">
        <style:tab-stops/>
        <style:background-image/>
      </style:paragraph-properties>
      <style:text-properties style:font-name="Courier New" fo:font-size="12pt" fo:font-style="normal" style:font-name-asian="TimesNewRomanPSMT" style:font-size-asian="12pt" style:font-style-asian="normal" style:font-name-complex="TimesNewRomanPSMT" style:font-size-complex="12pt" style:font-style-complex="normal"/>
    </style:style>
    <style:style style:name="P30" style:family="paragraph" style:parent-style-name="Heading_20_2">
      <style:paragraph-properties fo:break-before="page"/>
    </style:style>
    <style:style style:name="P31" style:family="paragraph" style:parent-style-name="Heading_20_1">
      <style:paragraph-properties fo:margin-top="0.423cm" fo:margin-bottom="0.212cm" fo:break-before="page" fo:keep-with-next="always"/>
      <style:text-properties style:font-name="Arial"/>
    </style:style>
    <style:style style:name="P32" style:family="paragraph" style:parent-style-name="Heading_20_1">
      <style:paragraph-properties fo:margin-top="0.423cm" fo:margin-bottom="0.212cm" fo:keep-with-next="always"/>
      <style:text-properties style:font-name="Arial"/>
    </style:style>
    <style:style style:name="P33" style:family="paragraph" style:parent-style-name="Text_20_body" style:list-style-name="L1">
      <style:text-properties style:font-name="Arial"/>
    </style:style>
    <style:style style:name="T1" style:family="text">
      <style:text-properties style:font-name="Arial"/>
    </style:style>
    <style:style style:name="T2" style:family="text">
      <style:text-properties style:font-name="Arial" fo:background-color="#ffff00"/>
    </style:style>
    <style:style style:name="T3" style:family="text">
      <style:text-properties style:font-name="Arial" fo:background-color="transparent"/>
    </style:style>
    <style:style style:name="T4" style:family="text">
      <style:text-properties fo:background-color="#ffff00"/>
    </style:style>
    <style:style style:name="T5" style:family="text">
      <style:text-properties style:text-position="sub 58%"/>
    </style:style>
    <style:style style:name="T6" style:family="text">
      <style:text-properties style:text-position="sub 58%" style:font-name="Arial"/>
    </style:style>
    <style:style style:name="T7" style:family="text">
      <style:text-properties style:text-position="sub 58%" fo:font-size="12pt" style:font-size-asian="12pt" style:font-size-complex="12pt"/>
    </style:style>
    <style:style style:name="T8" style:family="text">
      <style:text-properties style:text-position="sub 58%" fo:background-color="transparent"/>
    </style:style>
    <style:style style:name="T9" style:family="text">
      <style:text-properties fo:font-size="12pt" style:font-size-asian="12pt" style:font-size-complex="12pt"/>
    </style:style>
    <style:style style:name="T10" style:family="text">
      <style:text-properties fo:font-size="12pt" style:font-name-asian="TimesNewRomanPSMT" style:font-size-asian="12pt" style:font-name-complex="TimesNewRomanPSMT" style:font-size-complex="12pt"/>
    </style:style>
    <style:style style:name="T11" style:family="text">
      <style:text-properties fo:font-size="12pt" style:font-name-asian="SymbolMT" style:font-size-asian="12pt" style:font-name-complex="SymbolM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style:font-name-asian="SymbolMT" style:font-size-asian="12pt" style:font-style-asian="normal" style:font-name-complex="SymbolMT" style:font-size-complex="12pt" style:font-style-complex="normal"/>
    </style:style>
    <style:style style:name="T14" style:family="text">
      <style:text-properties fo:font-size="12pt" fo:font-style="normal" style:font-name-asian="Times New Roman1" style:font-size-asian="12pt" style:font-style-asian="normal" style:font-name-complex="Times New Roman1" style:font-size-complex="12pt" style:font-style-complex="normal"/>
    </style:style>
    <style:style style:name="T15" style:family="text">
      <style:text-properties fo:font-size="12pt" fo:font-style="normal" style:font-name-asian="TimesNewRomanPSMT" style:font-size-asian="12pt" style:font-style-asian="normal" style:font-name-complex="TimesNewRomanPSMT" style:font-size-complex="12pt" style:font-style-complex="normal"/>
    </style:style>
    <style:style style:name="T16" style:family="text">
      <style:text-properties fo:font-size="12pt" fo:font-weight="bold" style:font-name-asian="SymbolMT" style:font-size-asian="12pt" style:font-weight-asian="bold" style:font-name-complex="SymbolMT" style:font-size-complex="12pt" style:font-weight-complex="bold"/>
    </style:style>
    <style:style style:name="T17" style:family="text">
      <style:text-properties fo:font-size="8pt" style:font-size-asian="8pt" style:font-size-complex="8pt"/>
    </style:style>
    <style:style style:name="T18" style:family="text">
      <style:text-properties fo:font-size="8pt" style:font-name-asian="TimesNewRomanPSMT" style:font-size-asian="8pt" style:font-name-complex="TimesNewRomanPSMT" style:font-size-complex="8pt"/>
    </style:style>
    <style:style style:name="T19" style:family="text">
      <style:text-properties fo:font-size="8pt" fo:font-style="normal" style:font-size-asian="8pt" style:font-style-asian="normal" style:font-size-complex="8pt" style:font-style-complex="normal"/>
    </style:style>
    <style:style style:name="T20" style:family="text">
      <style:text-properties style:text-position="0% 100%" fo:background-color="transparent"/>
    </style:style>
    <style:style style:name="T21" style:family="text">
      <style:text-properties fo:background-color="transparent"/>
    </style:style>
    <style:style style:name="T2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HR20 – Securing Wireless Communication</text:p>
      <text:p text:style-name="P1"/>
      <text:p text:style-name="P1">Authors:</text:p>
      <text:p text:style-name="P1"><text:tab/>2009 Dario Carluccio (hr20-at-carluccio-dot-de)</text:p>
      <text:p text:style-name="P1"><text:tab/>2009 Jiri Dobry (jdobry-at-centrum-dot-cz)</text:p>
      <text:p text:style-name="P1"/>
      <text:p text:style-name="P1">Changes:</text:p>
      <text:p text:style-name="P1"><text:tab/>30.1.2009<text:tab/>jdobry – allow “dummy” sync packets</text:p>
      <text:p text:style-name="P1"><text:tab/>13.2.2009<text:tab/>jdobry – fix encryption chapter</text:p>
      <text:p text:style-name="P1"><text:tab/><text:tab/><text:tab/>jdobry<text:tab/>– change Kenc and Kmac generation</text:p>
      <text:p text:style-name="P1"/>
      <text:p text:style-name="P1"/>
      <text:h text:style-name="P31" text:outline-level="1">Overview</text:h>
      <text:p text:style-name="P1">The Rondostat HR20 is a radiator thermostat from Honeywell. Aim of the OpenHR20 Project it to write a new open source firmware with more functionality for this hardware. </text:p>
      <text:p text:style-name="P1">The project is hosted at sourceforge.net [sf] </text:p>
      <text:p text:style-name="P1"/>
      <text:p text:style-name="P1">A part of this project is to equip the HR20 hardware with additional wireless transceivers, e.g.: RFM12 Modules [rfm], but also other data transfer interfaces.</text:p>
      <text:p text:style-name="P1"/>
      <text:p text:style-name="P1">Especially wireless interfaces have the disadvantage, that it can not by controlled who is able to receive the data which are transmitted. Also it is not distinguishable from the received data if it was send by the system or by a third (unauthorized) entity.</text:p>
      <text:p text:style-name="P1"/>
      <text:p text:style-name="P1">For this reasons it must be defined how mechanisms of it-security can be used to secure the communication in the system.</text:p>
      <text:h text:style-name="P32" text:outline-level="1">Topology</text:h>
      <text:p text:style-name="P1">The system contains one central master device and at least one slave device. The slave devices are the HR20 thermostats. The master is a dedicated hardware which is able to receive and send data from and to the slaves. </text:p>
      <text:p text:style-name="P1"/>
      <text:p text:style-name="P1">As the slaves runs on battery it is not possible to keep the receiver active all the time. Each data transfer is initiated by the slave in a defined interval (e.g.: every 60 seconds). After a packed was send from the slave it keeps the receiver a short time frame active, so that the master is able to send data to the thermostat.</text:p>
      <text:p text:style-name="P2">Note: media access is handled by other measures, we do not have to care about this here.</text:p>
      <text:h text:style-name="Heading_20_1" text:outline-level="1">Requirements</text:h>
      <text:p text:style-name="P1">Each slave has a unique “ID”, which is used to identify a slave in the network. </text:p>
      <text:p text:style-name="P1">We detonate “data” as the data which is transmitted between master and slave. Data can be status from the thermostat as well as commands from the master to the slave.</text:p>
      <text:p text:style-name="P1"/>
      <text:p text:style-name="P5">R1:<text:tab/>An unauthorized entity must no be able to read any “data” </text:p>
      <text:p text:style-name="P4"><text:tab/>It is not convenient if a burglar can distinguish if someone is at home by reading the actual room temperature from the outside.</text:p>
      <text:p text:style-name="P5">R2:<text:tab/>An unauthorized entity must no be able to write any “data” </text:p>
      <text:p text:style-name="P4"><text:tab/>Nobody else must be able to control the behavior of the thermostat. Also nobody must not have the possibility to act as a slave and send fake data to the master. <text:s/></text:p>
      <text:p text:style-name="P5">R3:<text:tab/>Replay must not be possible </text:p>
      <text:p text:style-name="P4"><text:tab/>If someone is able to receive data it must not be possible to replay this data later. The master and the slave must have the possibility to check that the data is not valid anymore.</text:p>
      <text:p text:style-name="P5">R4:<text:tab/>Fingerprinting must not be possible </text:p>
      <text:p text:style-name="P4"><text:tab/>If someone is able to receive all data he must not be able to correlate it with older data or to get information by using statistical tests.</text:p>
      <text:p text:style-name="P6">Note: The communication itself can not be hidden, addresses (sender and receiver) are not confidential.</text:p>
      <text:h text:style-name="Heading_20_1" text:outline-level="1"><text:soft-page-break/>RFM12 Protocol </text:h>
      <text:h text:style-name="Heading_20_2" text:outline-level="2">Media Access</text:h>
      <text:p text:style-name="P19">Due to the fact that only one instance can send at a time one minute is divided into 60 time slots (00 to 59). For each slot only one sender is allowed to send his data. </text:p>
      <text:p text:style-name="P19">All data transfer is initiated by the slave during his time slot. If the internal clock from a slave is not synced to the master it has to wait for at least one sync packet. This has two reasons: First reason is that the slave is only allowed to send during his dedicated time slot, second reason is that date and time is needed for security.</text:p>
      <text:p text:style-name="P19">The slave sends a data packet to the master between 100 and 150ms of the time slot.</text:p>
      <text:p text:style-name="P19">After that the master has the possibility to send one packet back to the slave during 400 and 450ms of the time slot.</text:p>
      <text:p text:style-name="P19">The slave can reply to this packet by sending a response from 650 ms to the end of the time slot.</text:p>
      <text:p text:style-name="P19">So a maximum of three packets can be send during one time slot. </text:p>
      <text:p text:style-name="P19">Time slot for communication is dedicated by address. </text:p>
      <text:list xml:id="list30267031" text:style-name="L1">
        <text:list-item>
          <text:p text:style-name="P33">Without request from sync packet, slave can use only slot 01 to 29 (slot is same as address). </text:p>
        </text:list-item>
        <text:list-item>
          <text:p text:style-name="P33">With 4 byte communication request in sync packet, slave must use first next dedicated communication slot 01 to 29 or 31 to 29 (in slot same as address or address+30)</text:p>
        </text:list-item>
        <text:list-item>
          <text:p text:style-name="P33">With 1 byte communication request in sync packet, slave can use whole time for slot 31-59 independent to his address. Slave must start communication on time slot 31.</text:p>
        </text:list-item>
      </text:list>
      <text:h text:style-name="P30" text:outline-level="2">Synchronization Packets</text:h>
      <text:p text:style-name="P19">At slot 00 and 30 the maser sends a sync frame.</text:p>
      <text:p text:style-name="P19">The sync frame is used from the slaves to sync their internal clock to the global clock. </text:p>
      <text:p text:style-name="P19">The sync packet contains date and time and additional data to request communication from the slaves.</text:p>
      <text:p text:style-name="P19">The sync packet is shown in the following tabl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8">Size</text:p>
            </table:table-cell>
            <table:table-cell table:style-name="Tabelle2.A1" office:value-type="string">
              <text:p text:style-name="P18">Content</text:p>
            </table:table-cell>
            <table:table-cell table:style-name="Tabelle2.C1" office:value-type="string">
              <text:p text:style-name="P18">Example</text:p>
            </table:table-cell>
          </table:table-row>
        </table:table-header-rows>
        <table:table-row table:style-name="Tabelle2.1">
          <table:table-cell table:style-name="Tabelle2.A2" office:value-type="float" office:value="0">
            <text:p text:style-name="P9">2+2 byte</text:p>
          </table:table-cell>
          <table:table-cell table:style-name="Tabelle2.A2" office:value-type="float" office:value="0">
            <text:p text:style-name="P8">Preamble (0xAAAA2DXX) where 0x2DXX is packet start pattern</text:p>
          </table:table-cell>
          <table:table-cell table:style-name="Tabelle2.C2" office:value-type="float" office:value="0">
            <text:p text:style-name="P8">0xAAAA2DD4</text:p>
          </table:table-cell>
        </table:table-row>
        <table:table-row table:style-name="Tabelle2.1">
          <table:table-cell table:style-name="Tabelle2.A2" office:value-type="float" office:value="4">
            <text:p text:style-name="P9">1 byte</text:p>
          </table:table-cell>
          <table:table-cell table:style-name="Tabelle2.A2" office:value-type="float" office:value="0">
            <text:p text:style-name="P8">Packet size <text:line-break/>(bits 0 - 5 is packet size, <text:line-break/>bit6=1 and bit7=1 to indicate sync packet)</text:p>
            <text:p text:style-name="P8">Preamble and packet size byte is not calculated into this number.</text:p>
            <text:p text:style-name="P8"/>
            <text:p text:style-name="P8">example packet sizes:</text:p>
            <text:p text:style-name="P8"><text:s text:c="2"/>With communication request:</text:p>
            <text:p text:style-name="P8"><text:s text:c="2"/>- second 00: 4+4+4 = 12 byte</text:p>
            <text:p text:style-name="P8"><text:s text:c="2"/>- second 30: 4+1+4 = 9 byte or</text:p>
            <text:p text:style-name="P8"><text:s text:c="2"/>- second 30: 4+4+4 = 12 byte</text:p>
            <text:p text:style-name="P8"><text:s text:c="2"/>Without communication request:</text:p>
            <text:p text:style-name="P8"><text:s text:c="2"/>- second 00: 4+0+4 = 8 byte </text:p>
            <text:p text:style-name="P8"><text:s text:c="2"/>- second 30: 4+0+4 = 8 byte </text:p>
            <text:p text:style-name="P8"><text:s text:c="2"/>- second 00 or 30: 0+0+0 // dummy Sync packet, every 4<text:span text:style-name="T22">th</text:span> packet must be not dummy </text:p>
          </table:table-cell>
          <table:table-cell table:style-name="Tabelle2.C2" office:value-type="float" office:value="0">
            <text:p text:style-name="P8">0xCC <text:line-break/>(Second 0 with request)</text:p>
            <text:p text:style-name="P8"/>
            <text:p text:style-name="P8">0xC8 <text:line-break/>(Second 30 without request)</text:p>
          </table:table-cell>
        </table:table-row>
        <table:table-row table:style-name="Tabelle2.1">
          <table:table-cell table:style-name="Tabelle2.A2" office:value-type="float" office:value="0">
            <text:p text:style-name="P9">4 byte</text:p>
            <text:p text:style-name="P9"/>
          </table:table-cell>
          <table:table-cell table:style-name="Tabelle2.A2" office:value-type="float" office:value="0">
            <text:p text:style-name="P8">date and time <text:line-break/></text:p>
            <table:table table:name="Tabulka1" table:style-name="Tabulka1">
              <table:table-column table:style-name="Tabulka1.A"/>
              <table:table-column table:style-name="Tabulka1.B" table:number-columns-repeated="7"/>
              <table:table-column table:style-name="Tabulka1.I"/>
              <table:table-row>
                <table:table-cell table:style-name="Tabulka1.A1" office:value-type="string">
                  <text:p text:style-name="P8">Byte 0</text:p>
                </table:table-cell>
                <table:table-cell table:style-name="Tabulka1.A1" office:value-type="string">
                  <text:p text:style-name="P8">Y7</text:p>
                </table:table-cell>
                <table:table-cell table:style-name="Tabulka1.A1" office:value-type="string">
                  <text:p text:style-name="P8">Y6</text:p>
                </table:table-cell>
                <table:table-cell table:style-name="Tabulka1.A1" office:value-type="string">
                  <text:p text:style-name="P8">Y5</text:p>
                </table:table-cell>
                <table:table-cell table:style-name="Tabulka1.A1" office:value-type="string">
                  <text:p text:style-name="P8">Y4</text:p>
                </table:table-cell>
                <table:table-cell table:style-name="Tabulka1.A1" office:value-type="string">
                  <text:p text:style-name="P8">Y3</text:p>
                </table:table-cell>
                <table:table-cell table:style-name="Tabulka1.A1" office:value-type="string">
                  <text:p text:style-name="P8">Y2</text:p>
                </table:table-cell>
                <table:table-cell table:style-name="Tabulka1.A1" office:value-type="string">
                  <text:p text:style-name="P8">Y1</text:p>
                </table:table-cell>
                <table:table-cell table:style-name="Tabulka1.I1" office:value-type="string">
                  <text:p text:style-name="P8">Y0</text:p>
                </table:table-cell>
              </table:table-row>
              <table:table-row>
                <table:table-cell table:style-name="Tabulka1.A2" office:value-type="string">
                  <text:p text:style-name="P8">Byte 1</text:p>
                </table:table-cell>
                <table:table-cell table:style-name="Tabulka1.A2" office:value-type="string">
                  <text:p text:style-name="P8">M3</text:p>
                </table:table-cell>
                <table:table-cell table:style-name="Tabulka1.A2" office:value-type="string">
                  <text:p text:style-name="P8">M2</text:p>
                </table:table-cell>
                <table:table-cell table:style-name="Tabulka1.A2" office:value-type="string">
                  <text:p text:style-name="P8">M1</text:p>
                </table:table-cell>
                <table:table-cell table:style-name="Tabulka1.A2" office:value-type="string">
                  <text:p text:style-name="P8">M0</text:p>
                </table:table-cell>
                <table:table-cell table:style-name="Tabulka1.A2" office:value-type="string">
                  <text:p text:style-name="P14">R2</text:p>
                </table:table-cell>
                <table:table-cell table:style-name="Tabulka1.A2" office:value-type="string">
                  <text:p text:style-name="P14">R1</text:p>
                </table:table-cell>
                <table:table-cell table:style-name="Tabulka1.A2" office:value-type="string">
                  <text:p text:style-name="P8">D4</text:p>
                </table:table-cell>
                <table:table-cell table:style-name="Tabulka1.I2" office:value-type="string">
                  <text:p text:style-name="P8">D3</text:p>
                </table:table-cell>
              </table:table-row>
              <table:table-row>
                <table:table-cell table:style-name="Tabulka1.A2" office:value-type="string">
                  <text:p text:style-name="P8">Byte 2</text:p>
                </table:table-cell>
                <table:table-cell table:style-name="Tabulka1.A2" office:value-type="string">
                  <text:p text:style-name="P8">D2</text:p>
                </table:table-cell>
                <table:table-cell table:style-name="Tabulka1.A2" office:value-type="string">
                  <text:p text:style-name="P8">D1</text:p>
                </table:table-cell>
                <table:table-cell table:style-name="Tabulka1.A2" office:value-type="string">
                  <text:p text:style-name="P8">D0</text:p>
                </table:table-cell>
                <table:table-cell table:style-name="Tabulka1.A2" office:value-type="string">
                  <text:p text:style-name="P8">H4</text:p>
                </table:table-cell>
                <table:table-cell table:style-name="Tabulka1.A2" office:value-type="string">
                  <text:p text:style-name="P8">H3</text:p>
                </table:table-cell>
                <table:table-cell table:style-name="Tabulka1.A2" office:value-type="string">
                  <text:p text:style-name="P8">H2</text:p>
                </table:table-cell>
                <table:table-cell table:style-name="Tabulka1.A2" office:value-type="string">
                  <text:p text:style-name="P8">H1</text:p>
                </table:table-cell>
                <table:table-cell table:style-name="Tabulka1.I2" office:value-type="string">
                  <text:p text:style-name="P8">H0</text:p>
                </table:table-cell>
              </table:table-row>
              <table:table-row>
                <table:table-cell table:style-name="Tabulka1.A2" office:value-type="string">
                  <text:p text:style-name="P8">Byte 3</text:p>
                </table:table-cell>
                <table:table-cell table:style-name="Tabulka1.A2" office:value-type="string">
                  <text:p text:style-name="P14">R0</text:p>
                </table:table-cell>
                <table:table-cell table:style-name="Tabulka1.A2" office:value-type="string">
                  <text:p text:style-name="P8">Mi5</text:p>
                </table:table-cell>
                <table:table-cell table:style-name="Tabulka1.A2" office:value-type="string">
                  <text:p text:style-name="P8">Mi4</text:p>
                </table:table-cell>
                <table:table-cell table:style-name="Tabulka1.A2" office:value-type="string">
                  <text:p text:style-name="P8">Mi3</text:p>
                </table:table-cell>
                <table:table-cell table:style-name="Tabulka1.A2" office:value-type="string">
                  <text:p text:style-name="P8">Mi2</text:p>
                </table:table-cell>
                <table:table-cell table:style-name="Tabulka1.A2" office:value-type="string">
                  <text:p text:style-name="P8">Mi1</text:p>
                </table:table-cell>
                <table:table-cell table:style-name="Tabulka1.A2" office:value-type="string">
                  <text:p text:style-name="P8">Mi0</text:p>
                </table:table-cell>
                <table:table-cell table:style-name="Tabulka1.I2" office:value-type="string">
                  <text:p text:style-name="P8">S<text:span text:style-name="T5">30</text:span></text:p>
                </table:table-cell>
              </table:table-row>
            </table:table>
            <text:p text:style-name="P13">Y <text:tab/>- year from 2000 (0 - 255) </text:p>
            <text:p text:style-name="P12">M <text:tab/>- month (1 - 12)</text:p>
            <text:p text:style-name="P12">D <text:tab/>- day in month (1 - 31) </text:p>
            <text:p text:style-name="P12">H <text:tab/>- hour (0-23)</text:p>
            <text:p text:style-name="P12">Mi <text:tab/>- minute (0 - 59)</text:p>
            <text:p text:style-name="P20"><text:span text:style-name="T21">S</text:span><text:span text:style-name="T8">30</text:span><text:span text:style-name="T20"><text:tab/>- =0 → 0second ; =1 → 30second, sync packet is valid only in this seconds in minute</text:span></text:p>
            <text:p text:style-name="P21">R<text:tab/>- reserved, use 0</text:p>
          </table:table-cell>
          <table:table-cell table:style-name="Tabelle2.C2" office:value-type="float" office:value="0">
            <text:p text:style-name="P11">0x0911E92D</text:p>
            <text:p text:style-name="P11">( 2009/01/15 09:22:30 )</text:p>
            <text:p text:style-name="P11"/>
            <text:p text:style-name="P11">0x0AC316E</text:p>
            <text:p text:style-name="P11">( 2010/12/24 22:55:00 )</text:p>
          </table:table-cell>
        </table:table-row>
        <text:soft-page-break/>
        <table:table-row table:style-name="Tabelle2.1">
          <table:table-cell table:style-name="Tabelle2.A2" office:value-type="float" office:value="4">
            <text:p text:style-name="P9">0 to 4 byte</text:p>
          </table:table-cell>
          <table:table-cell table:style-name="Tabelle2.A2" office:value-type="float" office:value="0">
            <text:p text:style-name="P16">Request for communication </text:p>
            <text:p text:style-name="P16">- <text:tab/>Sync packet time slot 00 or 30:<text:line-break/>can contain 4 byte flags for force communication in<text:line-break/>next time slot correspondent to address</text:p>
            <text:p text:style-name="P17">Byte 0:<text:line-break/>- bit 7 always 0<text:line-break/>- bit 6 always 0<text:line-break/>- bit 5 - bit 0 flag for communication 29-24</text:p>
            <text:p text:style-name="P17">Byte 1 to 3 contain flags 23 to 00:<text:line-break/>// note: flag 00 is not used</text:p>
            <text:p text:style-name="P15"><text:span text:style-name="T1">- <text:tab/>Sync packet time slot 30 only:<text:line-break/>can contain 1 byte flag to block slot 31-59 for communication with selected slave<text:line-break/>- bit 7 always 1<text:line-break/>- bit 6 always 1<text:line-break/>- bit 5 - bit 0 selected slave address. <text:line-break/></text:span><text:span text:style-name="T3"> <text:s/>This slave can communicate in any slot 31-59</text:span></text:p>
          </table:table-cell>
          <table:table-cell table:style-name="Tabelle2.C2" office:value-type="float" office:value="0">
            <text:p text:style-name="P11">0x2000000E<text:line-break/>(Sync 00: request 1,2,3,29)</text:p>
            <text:p text:style-name="P11"/>
            <text:p text:style-name="P11">0xCE<text:line-break/>(Sync 30: request slave 14)</text:p>
          </table:table-cell>
        </table:table-row>
        <table:table-row table:style-name="Tabelle2.1">
          <table:table-cell table:style-name="Tabelle2.A2" office:value-type="float" office:value="0">
            <text:p text:style-name="P9">4 byte</text:p>
          </table:table-cell>
          <table:table-cell table:style-name="Tabelle2.A2" office:value-type="float" office:value="0">
            <text:p text:style-name="P8">Message authentication Code (MAC)<text:line-break/>The MAC is calculated over the Data without preamble (Packet Size | date and time | Request for communication) according to chap<text:span text:style-name="T21">ter </text:span><text:span text:style-name="T21"><text:bookmark-ref text:reference-format="chapter" text:ref-name="__RefHeading__20521412">5.3</text:bookmark-ref></text:span></text:p>
          </table:table-cell>
          <table:table-cell table:style-name="Tabelle2.C2">
            <text:p text:style-name="P10"/>
          </table:table-cell>
        </table:table-row>
      </table:table>
      <text:p text:style-name="P1"><text:span text:style-name="T1"/></text:p>
      <text:h text:style-name="Heading_20_2" text:outline-level="2">Data Packets</text:h>
      <text:p text:style-name="P19">Slots 01 to 29 and 31 to 59 are used for communication from master to slave and vice versa. </text:p>
      <text:p text:style-name="P19">All data is send in the following format: </text:p>
      <table:table table:name="Tabelle3" table:style-name="Tabelle3">
        <table:table-column table:style-name="Tabelle3.A"/>
        <table:table-column table:style-name="Tabelle3.B"/>
        <table:table-column table:style-name="Tabelle3.C"/>
        <table:table-header-rows>
          <table:table-row table:style-name="Tabelle3.1">
            <table:table-cell table:style-name="Tabelle3.A1" office:value-type="string">
              <text:p text:style-name="P18">Size</text:p>
            </table:table-cell>
            <table:table-cell table:style-name="Tabelle3.A1" office:value-type="string">
              <text:p text:style-name="P18">Content</text:p>
            </table:table-cell>
            <table:table-cell table:style-name="Tabelle3.C1" office:value-type="string">
              <text:p text:style-name="P18">Example</text:p>
            </table:table-cell>
          </table:table-row>
        </table:table-header-rows>
        <table:table-row table:style-name="Tabelle3.1">
          <table:table-cell table:style-name="Tabelle3.A2" office:value-type="float" office:value="0">
            <text:p text:style-name="P9">2+2 byte</text:p>
          </table:table-cell>
          <table:table-cell table:style-name="Tabelle3.A2" office:value-type="float" office:value="0">
            <text:p text:style-name="P8">Preamble (0xAAAA2DXX) where 0x2DXX is packet start pattern</text:p>
          </table:table-cell>
          <table:table-cell table:style-name="Tabelle3.C2" office:value-type="float" office:value="0">
            <text:p text:style-name="P8">0xAAAA2DD4</text:p>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Packet size<text:line-break/>(bits 0 - 5 is packet size, <text:line-break/>bit6=0 and bit7=0 to indicate data packet)</text:p>
            <text:p text:style-name="P8">Preamble and packet size byte is not calculated into this number.</text:p>
            <text:p text:style-name="P8"/>
            <text:p text:style-name="P8">example packet sizes:</text:p>
            <text:p text:style-name="P8"><text:s text:c="2"/>- 4 byte data: 1+4+4 = 9 byte</text:p>
            <text:p text:style-name="P8"><text:s text:c="2"/>- 18 byte data: 1+18+4 = 23 byte</text:p>
          </table:table-cell>
          <table:table-cell table:style-name="Tabelle3.C2" office:value-type="float" office:value="0">
            <text:p text:style-name="P8">0x09 <text:line-break/>(9 byte data)</text:p>
            <text:p text:style-name="P8"/>
            <text:p text:style-name="P8"/>
          </table:table-cell>
        </table:table-row>
        <table:table-row table:style-name="Tabelle3.1">
          <table:table-cell table:style-name="Tabelle3.A2" office:value-type="float" office:value="4">
            <text:p text:style-name="P9">1 byte</text:p>
          </table:table-cell>
          <table:table-cell table:style-name="Tabelle3.A2" office:value-type="float" office:value="0">
            <text:p text:style-name="P8">slave address and packet counter</text:p>
            <text:p text:style-name="P8"><text:s text:c="2"/>- bits 0 – 5: slave address</text:p>
            <text:p text:style-name="P8"><text:s text:c="2"/>- bits 6 - 7 packet counter in time slot</text:p>
            <text:p text:style-name="P8"><text:s text:c="4"/>during a time slot max 4 packets can be send: </text:p>
            <text:p text:style-name="P8"><text:s text:c="4"/>0x03: slave 3 to master</text:p>
            <text:p text:style-name="P8"><text:s text:c="4"/>0x43: master to slave 3</text:p>
            <text:p text:style-name="P8"><text:s text:c="4"/>0x83: slave 3 to master</text:p>
          </table:table-cell>
          <table:table-cell table:style-name="Tabelle3.C2" office:value-type="float" office:value="0">
            <text:p text:style-name="P8">0x07 <text:line-break/>(slave 7 to <text:s/>Master)</text:p>
            <text:p text:style-name="P8"/>
          </table:table-cell>
        </table:table-row>
        <text:soft-page-break/>
        <table:table-row table:style-name="Tabelle3.1">
          <table:table-cell table:style-name="Tabelle3.A2" office:value-type="float" office:value="4">
            <text:p text:style-name="P9">2 - 18 byte</text:p>
          </table:table-cell>
          <table:table-cell table:style-name="Tabelle3.A2" office:value-type="float" office:value="0">
            <text:p text:style-name="P16">Data - encrypted <text:s/></text:p>
            <text:p text:style-name="P15"><text:span text:style-name="T1">The encryption is shown in chapter</text:span><text:span text:style-name="T3"> </text:span><text:span text:style-name="T3"><text:bookmark-ref text:reference-format="chapter" text:ref-name="__RefHeading__20500682">5.4</text:bookmark-ref></text:span></text:p>
          </table:table-cell>
          <table:table-cell table:style-name="Tabelle3.C2">
            <text:p text:style-name="P11"/>
          </table:table-cell>
        </table:table-row>
        <table:table-row table:style-name="Tabelle3.1">
          <table:table-cell table:style-name="Tabelle3.A2" office:value-type="float" office:value="0">
            <text:p text:style-name="P9">4 byte</text:p>
          </table:table-cell>
          <table:table-cell table:style-name="Tabelle3.A2" office:value-type="float" office:value="0">
            <text:p text:style-name="P8">Message authentication Code (MAC)<text:line-break/>The MAC is calculated over the Data without preamble (date and time | packet size | slave address | encrypted packet data) according to chapt<text:span text:style-name="T21">er </text:span><text:span text:style-name="T21"><text:bookmark-ref text:reference-format="chapter" text:ref-name="__RefHeading__20500682">5.4</text:bookmark-ref></text:span></text:p>
          </table:table-cell>
          <table:table-cell table:style-name="Tabelle3.C2">
            <text:p text:style-name="P10"/>
          </table:table-cell>
        </table:table-row>
      </table:table>
      <text:p text:style-name="P19"><text:line-break/></text:p>
      <text:h text:style-name="Heading_20_1" text:outline-level="1">Security</text:h>
      <text:p text:style-name="P1">This chapter explains the security related measures. It shows which keys and algorithms are needed and which mode of encryption is used as well as how the message authentication code is computed. Furthermore it gives some hints how to distribute and store the keys.</text:p>
      <text:h text:style-name="Heading_20_2" text:outline-level="2">Algorithm</text:h>
      <text:p text:style-name="P7">Due to the small size of the flash in the HR20 a very small cipher must be chosen. Furthermore it would be useful to design the security in such a way, that only one direction of the cipher (only encryption, not decryption) has to be implemented in the HR20. </text:p>
      <text:p text:style-name="P7">The cipher used for this project is XTEA [1] this is a very small block cipher with a block size of 64-bit and a 128-bit key.</text:p>
      <text:p text:style-name="P7">We detonate the cryptographic operations in the following way:</text:p>
      <text:p text:style-name="P7">cipherdata = encrypt_key (data): encrypt 64 bit data using the 128 Bit key</text:p>
      <text:p text:style-name="P7">plaindata = decrypt_key (data): decrypt 64 bit data using the 128 Bit key</text:p>
      <text:h text:style-name="Heading_20_2" text:outline-level="2"><text:bookmark-start text:name="__RefHeading__20140152"/>Keys<text:bookmark-end text:name="__RefHeading__20140152"/></text:h>
      <text:p text:style-name="P7">K<text:span text:style-name="T5">M</text:span> = Master Key (128 Bit)</text:p>
      <text:p text:style-name="P7">The whole system uses the same 128 bit key for one installation. </text:p>
      <text:p text:style-name="P7">To reduce the overhead when setting individual keys for each installation an individual 128 bit key may be stored in the EEPROM File during compilation. Later this value can be altered using the service menu.</text:p>
      <text:p text:style-name="P7">K<text:span text:style-name="T5">MAC</text:span> = message authentication key (128 Bit)</text:p>
      <text:p text:style-name="P7">K<text:span text:style-name="T5">ENC</text:span> = encryption key (128 Bit)</text:p>
      <text:p text:style-name="P7">Due to the fact that it isn't recommended to encrypt and generate message authentication codes with the same cryptographic key, we have to generate different keys out of the master key K<text:span text:style-name="T5">M</text:span>. We use the following key derivation function to derivate the MAC key K<text:span text:style-name="T5">MAC </text:span>and the encryption key K<text:span text:style-name="T5">ENC</text:span></text:p>
      <text:list xml:id="list30274660" text:style-name="L2">
        <text:list-item>
          <text:p text:style-name="P23"><text:span text:style-name="T9">K</text:span><text:span text:style-name="T7">MAC</text:span> = encrypt_K<text:span text:style-name="T5">M </text:span><text:s/>(0xc7c6c5c4c3c2c1c0) |encrypt_K<text:span text:style-name="T5">M </text:span><text:s/>(0xcfcecdcccbcac9c8)</text:p>
        </text:list-item>
        <text:list-item>
          <text:p text:style-name="P24"><text:span text:style-name="T9">K</text:span><text:span text:style-name="T7">ENC</text:span><text:span text:style-name="T9"> = encrypt_K</text:span><text:span text:style-name="T7">M </text:span><text:span text:style-name="T9"><text:s/>(0xcfcecdcccbcac9c8) |encrypt_K</text:span><text:span text:style-name="T7">M </text:span><text:span text:style-name="T9"><text:s/>(0xd7d6d5d4d3d2d1d0)</text:span></text:p>
        </text:list-item>
      </text:list>
      <text:p text:style-name="P7">The keys K<text:span text:style-name="T5">MAC </text:span>and K<text:span text:style-name="T5">ENC</text:span> can be either calculated at boot time and every time when K<text:span text:style-name="T5">M</text:span> was <text:soft-page-break/>altered. It is also possible to store K<text:span text:style-name="T5">MAC </text:span>and K<text:span text:style-name="T5">ENC</text:span> in the EEPROM of the HR20. </text:p>
      <text:h text:style-name="Heading_20_2" text:outline-level="2"><text:bookmark-start text:name="__RefHeading__20521412"/>MAC<text:bookmark-end text:name="__RefHeading__20521412"/></text:h>
      <text:p text:style-name="P7">This section shows how the message authentication code is computed.</text:p>
      <text:p text:style-name="P7">In a first step it must be ensured that each data is unique so that it is not possible to resend the same packet later. This is different for both packet types (sync and data). </text:p>
      <text:p text:style-name="P7">A sync packet contains the actual date and time so each sync packet is unique, no additional data must be added. </text:p>
      <text:p text:style-name="P7">MAC = MAC_K<text:span text:style-name="T5">MAC</text:span> (p<text:span text:style-name="T1">acket size | date and time | request for communication)</text:span></text:p>
      <text:p text:style-name="P7">Data packets are send in a dedicated time slot identified by date and time. Each packet inside a time slot is unique due to the <text:span text:style-name="T1">packet counter bits in the slave address. To calculate the message authentication code date and time are concatenated with the packet data.</text:span></text:p>
      <text:p text:style-name="P7">MAC = MAC_K<text:span text:style-name="T5">MAC</text:span> (<text:span text:style-name="T1">date and time | </text:span>p<text:span text:style-name="T1">acket size | slave address | encrypted packet data)</text:span></text:p>
      <text:p text:style-name="P7">A MAC is computed according the CMAC Algorithm [CMAC] with the underlaying block cipher XTEA.</text:p>
      <text:p text:style-name="P7">For MAC wee need two <text:span text:style-name="T1">subkeys K</text:span><text:span text:style-name="T6">1</text:span><text:span text:style-name="T1"> and K</text:span><text:span text:style-name="T6">2</text:span><text:span text:style-name="T1"> which are derived from K</text:span><text:span text:style-name="T6">MAC</text:span><text:span text:style-name="T1"> using the following algorithm.</text:span></text:p>
      <text:list xml:id="list30292847" text:style-name="L3">
        <text:list-item>
          <text:p text:style-name="P25">L = encrypt_K<text:span text:style-name="T5">MAC </text:span><text:s/>(0x0000000000000000) <text:s/></text:p>
        </text:list-item>
        <text:list-item>
          <text:p text:style-name="P27"><text:span text:style-name="T12">If MSB</text:span><text:span text:style-name="T19"> </text:span><text:span text:style-name="T12">(</text:span><text:span text:style-name="T14">L</text:span><text:span text:style-name="T12">) = 0, then K1</text:span><text:span text:style-name="T14"> </text:span><text:span text:style-name="T12">= </text:span><text:span text:style-name="T14">L </text:span><text:span text:style-name="T12">&lt;&lt; 1;<text:line-break/> else </text:span><text:span text:style-name="T14">K1 </text:span><text:span text:style-name="T12">= (</text:span><text:span text:style-name="T14">L </text:span><text:span text:style-name="T12">&lt;&lt; 1) XOR</text:span><text:span text:style-name="T13"> 0x000000000000001B</text:span></text:p>
        </text:list-item>
        <text:list-item>
          <text:p text:style-name="P27"><text:span text:style-name="T12">If MSB(</text:span><text:span text:style-name="T14">K1</text:span><text:span text:style-name="T12">) = 0, then </text:span><text:span text:style-name="T14">K2 </text:span><text:span text:style-name="T12">= </text:span><text:span text:style-name="T14">K1 </text:span><text:span text:style-name="T12">&lt;&lt; 1;<text:line-break/></text:span><text:span text:style-name="T15"> <text:s text:c="3"/>else </text:span><text:span text:style-name="T14">K2 </text:span><text:span text:style-name="T15">= (</text:span><text:span text:style-name="T14">K1 </text:span><text:span text:style-name="T15">&lt;&lt; 1) XOR</text:span><text:span text:style-name="T13"> 0x000000000000001B</text:span></text:p>
        </text:list-item>
      </text:list>
      <text:p text:style-name="P7">The subkeys K1<text:span text:style-name="T5"> </text:span>and K2 can be either calculated at boot time and every time when K<text:span text:style-name="T5">M</text:span> was altered. It is also possible to store K1<text:span text:style-name="T5"> </text:span>and K2 in the EEPROM of the HR20. Note: K1 and K2 have only 64 bit length each.</text:p>
      <text:p text:style-name="P7">The MAC (DATA) is calculated in the following way, according to CMAC with cipher block length of 64 bit:</text:p>
      <text:list xml:id="list30643444" text:continue-list="list30292847" text:style-name="L3">
        <text:list-item text:start-value="1">
          <text:p text:style-name="P25"><text:span text:style-name="T10">Let Mlen = m</text:span><text:span text:style-name="T11">essage length in </text:span><text:span text:style-name="T16">bits</text:span></text:p>
        </text:list-item>
        <text:list-item>
          <text:p text:style-name="P28"><text:span text:style-name="T10">Let </text:span><text:span text:style-name="T9">n </text:span><text:span text:style-name="T10">= Mlen </text:span><text:span text:style-name="T11">/ 64</text:span></text:p>
        </text:list-item>
        <text:list-item>
          <text:p text:style-name="P28"><text:span text:style-name="T10">Let </text:span><text:span text:style-name="T9">M</text:span><text:span text:style-name="T18">1</text:span><text:span text:style-name="T10">, </text:span><text:span text:style-name="T9">M</text:span><text:span text:style-name="T18">2</text:span><text:span text:style-name="T10">, ... , </text:span><text:span text:style-name="T9">M</text:span><text:span text:style-name="T17">n</text:span><text:span text:style-name="T18">-1</text:span><text:span text:style-name="T10">, </text:span><text:span text:style-name="T9">M</text:span><text:span text:style-name="T17">n</text:span><text:span text:style-name="T18"> <text:line-break/></text:span><text:span text:style-name="T10">denote the unique sequence of bit strings such that <text:line-break/></text:span><text:span text:style-name="T9">M </text:span><text:span text:style-name="T10">= </text:span><text:span text:style-name="T9">M</text:span><text:span text:style-name="T18">1 </text:span><text:span text:style-name="T10">|| </text:span><text:span text:style-name="T9">M</text:span><text:span text:style-name="T18">2 </text:span><text:span text:style-name="T10">|| ... || </text:span><text:span text:style-name="T9">M</text:span><text:span text:style-name="T17">n</text:span><text:span text:style-name="T18">-1 </text:span><text:span text:style-name="T10">|| </text:span><text:span text:style-name="T9">M</text:span><text:span text:style-name="T17">n</text:span><text:span text:style-name="T10">, <text:line-break/>where </text:span><text:span text:style-name="T9">M</text:span><text:span text:style-name="T18">1</text:span><text:span text:style-name="T10">, </text:span><text:span text:style-name="T9">M</text:span><text:span text:style-name="T18">2</text:span><text:span text:style-name="T10">,..., </text:span><text:span text:style-name="T9">M</text:span><text:span text:style-name="T17">n</text:span><text:span text:style-name="T18">-1 </text:span><text:span text:style-name="T10">are complete 8 byte blocks.</text:span></text:p>
        </text:list-item>
        <text:list-item>
          <text:p text:style-name="P28"><text:span text:style-name="T10">If </text:span><text:span text:style-name="T9">M</text:span><text:span text:style-name="T17">n</text:span><text:span text:style-name="T18"> </text:span><text:span text:style-name="T10">is a complete block, let </text:span><text:span text:style-name="T9">M</text:span><text:span text:style-name="T17">n </text:span><text:span text:style-name="T10">= </text:span><text:span text:style-name="T9">K1 XOR</text:span><text:span text:style-name="T11"> </text:span><text:span text:style-name="T9">M</text:span><text:span text:style-name="T17">n</text:span><text:span text:style-name="T10"> else, <text:line-break/>let </text:span><text:span text:style-name="T9">M</text:span><text:span text:style-name="T17">n </text:span><text:span text:style-name="T10">= </text:span><text:span text:style-name="T9">K2 XOR</text:span><text:span text:style-name="T11"> </text:span><text:span text:style-name="T10">(</text:span><text:span text:style-name="T9">M</text:span><text:span text:style-name="T17">n</text:span><text:span text:style-name="T18"> </text:span><text:span text:style-name="T10">||10</text:span><text:span text:style-name="T17">j</text:span><text:span text:style-name="T10">), where </text:span><text:span text:style-name="T9">j </text:span><text:span text:style-name="T10">= </text:span><text:span text:style-name="T9">n*64 –</text:span><text:span text:style-name="T10"> </text:span><text:span text:style-name="T9">Mlen </text:span><text:span text:style-name="T10">- 1.</text:span></text:p>
        </text:list-item>
        <text:list-item>
          <text:p text:style-name="P28"><text:span text:style-name="T10">Let </text:span><text:span text:style-name="T9">C</text:span><text:span text:style-name="T18">0 </text:span><text:span text:style-name="T10">= 0</text:span></text:p>
        </text:list-item>
        <text:list-item>
          <text:p text:style-name="P28"><text:span text:style-name="T10">For </text:span><text:span text:style-name="T9">i </text:span><text:span text:style-name="T10">= 1 to </text:span><text:span text:style-name="T9">n</text:span><text:span text:style-name="T10">, let </text:span><text:span text:style-name="T9">C</text:span><text:span text:style-name="T17">i </text:span><text:span text:style-name="T10">= ENC_K</text:span><text:span text:style-name="T17">MAC</text:span><text:span text:style-name="T10">(</text:span><text:span text:style-name="T9">C</text:span><text:span text:style-name="T17">i</text:span><text:span text:style-name="T18">-1 </text:span><text:span text:style-name="T11">XOR </text:span><text:span text:style-name="T9">M</text:span><text:span text:style-name="T17">i</text:span><text:span text:style-name="T10">).</text:span></text:p>
        </text:list-item>
        <text:list-item>
          <text:p text:style-name="P28"><text:span text:style-name="T10">Let MAC</text:span><text:span text:style-name="T9"> </text:span><text:span text:style-name="T10">= MSB</text:span><text:span text:style-name="T18">32</text:span><text:span text:style-name="T10">(</text:span><text:span text:style-name="T9">C</text:span><text:span text:style-name="T17">n</text:span><text:span text:style-name="T10">). (4 most significant byte)</text:span></text:p>
        </text:list-item>
        <text:list-item>
          <text:p text:style-name="P29">Return MAC</text:p>
        </text:list-item>
      </text:list>
      <text:p text:style-name="P7">The MAC is verified in the same way, The receiver has to compute the same data with the same keys and after that he verifies that the received MAC is equal to the computed MAC. If not, than the message is not authentic. This implicates the functionality of a error <text:soft-page-break/>correction code like CRC which is not needed anymore.</text:p>
      <text:p text:style-name="P7">Note: The MAC is computed over the packet as it is send (including date and time) especially when the data is encrypted the MAC is computed over the encrypted data. Decryption is applied to the data after the MAC was checked.</text:p>
      <text:h text:style-name="Heading_20_2" text:outline-level="2"><text:bookmark-start text:name="__RefHeading__20500682"/>Encryption<text:bookmark-end text:name="__RefHeading__20500682"/></text:h>
      <text:p text:style-name="P1">As the functions implemented in the HR20 shall be reduced, we set up the encryption in such a way, that only XTEA encryption is needed in the HR20. Therefore we use the CTR mode of operation with Nonce = (date and time – 6 byte) | (block counter – 2 byte). </text:p>
      <text:p text:style-name="P1"/>
      <text:p text:style-name="P1">Block counter resets for each communication window.</text:p>
      <text:p text:style-name="P1">Date and time is from start of communication window. </text:p>
      <text:p text:style-name="P1"/>
      <text:p text:style-name="P1">As maximum 18 Byte of data have to be encrypted the cipher has to be involved maximum three times in the following way:</text:p>
      <text:p text:style-name="P7"/>
      <text:list xml:id="list30641652" text:continue-list="list30643444" text:style-name="L3">
        <text:list-item text:start-value="1">
          <text:p text:style-name="P26">Let nonce = date and time – 6 byte</text:p>
        </text:list-item>
        <text:list-item>
          <text:p text:style-name="P28"><text:span text:style-name="T10">Let S64 = ENC_K</text:span><text:span text:style-name="T18">ENC</text:span><text:span text:style-name="T10">_(nonce|counter++)</text:span></text:p>
        </text:list-item>
        <text:list-item>
          <text:p text:style-name="P29">Let CIPHERTEXT64 = PLAIN64 XOR S64</text:p>
        </text:list-item>
        <text:list-item>
          <text:p text:style-name="P29">repeat from 2. for each 64 bits (8 bytes)</text:p>
        </text:list-item>
        <text:list-item>
          <text:p text:style-name="P29">Return CIPHERTEXT</text:p>
        </text:list-item>
      </text:list>
      <text:p text:style-name="P7">The decryption is done in the same way, so we don't need the XTEA decryption function.</text:p>
      <text:p text:style-name="P1"/>
      <text:p text:style-name="P1"/>
      <text:p text:style-name="P7">[CMAC] <text:s/><text:a xlink:type="simple" xlink:href="http://csrc.nist.gov/publications/nistpubs/800-38B/SP_800-38B.pdf">http://csrc.nist.gov/publications/nistpubs/800-38B/SP_800-38B.pdf</text:a></text:p>
      <text:p text:style-name="P7">[CTR] <text:s/><text:a xlink:type="simple" xlink:href="http://csrc.nist.gov/publications/nistpubs/800-38a/sp800-38a.pdf">http://csrc.nist.gov/publications/nistpubs/800-38a/sp800-38a.pdf</text:a></text:p>
      <text:p text:style-name="P7">[XTEA] <text:a xlink:type="simple" xlink:href="http://en.wikipedia.org/wiki/XTEA">http://en.wikipedia.org/wiki/XTE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MT" svg:font-family="SymbolMT"/>
    <style:font-face style:name="Tahoma1" svg:font-family="Tahoma"/>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2000005800004A3800006C34E3D3F66F.wmf"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4T22:28:50.41</meta:creation-date>
    <dc:date>2009-02-13T10:54:23.05</dc:date>
    <meta:editing-duration>PT09H44M00S</meta:editing-duration>
    <meta:editing-cycles>12</meta:editing-cycles>
    <meta:generator>OpenOffice.org/3.0$Win32 OpenOffice.org_project/300m9$Build-9358</meta:generator>
    <meta:document-statistic meta:table-count="3" meta:image-count="0" meta:object-count="0" meta:page-count="8" meta:paragraph-count="213" meta:word-count="2374" meta:character-count="12690"/>
    <meta:user-defined meta:name="Info 1"/>
    <meta:user-defined meta:name="Info 2"/>
    <meta:user-defined meta:name="Info 3"/>
    <meta:user-defined meta:name="Info 4"/>
  </office:meta>
</office:document-meta>
</file>